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595c2" officeooo:paragraph-rsid="00186452"/>
    </style:style>
    <style:style style:name="P2" style:family="paragraph" style:parent-style-name="Standard">
      <style:text-properties officeooo:rsid="0019e71c" officeooo:paragraph-rsid="0019e71c"/>
    </style:style>
    <style:style style:name="T1" style:family="text">
      <style:text-properties officeooo:rsid="0011abb0"/>
    </style:style>
    <style:style style:name="T2" style:family="text">
      <style:text-properties officeooo:rsid="0002336d"/>
    </style:style>
    <style:style style:name="T3" style:family="text">
      <style:text-properties officeooo:rsid="000a9c0d"/>
    </style:style>
    <style:style style:name="T4" style:family="text">
      <style:text-properties officeooo:rsid="00090976"/>
    </style:style>
    <style:style style:name="T5" style:family="text">
      <style:text-properties officeooo:rsid="000c6e23"/>
    </style:style>
    <style:style style:name="T6" style:family="text">
      <style:text-properties officeooo:rsid="001866d8"/>
    </style:style>
    <style:style style:name="T7" style:family="text">
      <style:text-properties officeooo:rsid="0019e71c"/>
    </style:style>
    <style:style style:name="T8" style:family="text">
      <style:text-properties officeooo:rsid="001b4d4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ning for Group I:</text:p>
      <text:p text:style-name="P1"/>
      <text:p text:style-name="P1">Maze Program Version: <text:span text:style-name="T6">6.</text:span>0</text:p>
      <text:p text:style-name="P1"/>
      <text:p text:style-name="P1">Our planning and meeting for version <text:span text:style-name="T7">six </text:span>of this project was focused around <text:span text:style-name="T7">correcting the mistakes from the last program, along with adding small features to complete the game, such as a win condition and a timer. A timer is easy to add with our button panel, and will likely use a Swing Timer to delay how a text value is updated. This will give the illusion of time passing, second by second. A win condition will also be called each time the user moves or adjusts a Content object. If all rotation values are at 0, and the Content Ids match with appropriate parent Ids, the user wins the game.</text:span></text:p>
      <text:p text:style-name="P2">The rest of the work for this version is focused around establishing catches for various file mishaps. The game currently works fine if a default file is present, and the user only loads and saves valid files. Group members will shift these file operations to a new class to avoid bloat, and establish all catches needed, primarily in game generation, and file loading. <text:span text:style-name="T8">File saving will essentially be the same, with the exception of the user being asked to save if they quit OR load unexpectedly. </text:span></text:p>
      <text:p text:style-name="P1"/>
      <text:p text:style-name="P1">Tiles: These objects are now primed for different types of data transfer, and allow for <text:span text:style-name="T3">multiple</text:span> stages of interactivity. We have solidified the type of JComponent that these objects will be, JLables that are hosted by JPanels, and will likely not step away from this. This is because these labels can easily be housed and manipulated within parent containers such a JPanels, without messing with the original constraints of the game board. <text:s/>In addition, the paintComponent and other graphic methods associated with Jlabels makes them prime candidates for future image upload and rotation, w<text:span text:style-name="T4">hich is something that has now been implemented successfully. They are now also tracked when a user adjusts them such that if all of these are in the correct position and rotation, the user wins the game.</text:span></text:p>
      <text:p text:style-name="P1"/>
      <text:p text:style-name="P1">Game: <text:span text:style-name="T5">This was a big part of this iteration. We needed to handle file options and actions based on those options, namely, “loading” new piece positions. We will need to integrate RawFileHandler and FileOptions into this class, and use more Jcomponent arrays to move everything about when needed. </text:span>After researching GridBagLayout, we decided that this is the best layout manager to use for our game board setup. This will not be touched in terms of this iteration. Our understanding of how containers are manipulated by Layout Managers such as Border Layout and GridBagLayout was greatly increased through experimentation in the previous section. It is very likely, that at some point, components of the game board will need to be retrieved and manipulated in different classes, and as a result, getters have be established in the GameWindow class.</text:p>
      <text:p text:style-name="P1"/>
      <text:p text:style-name="P1">Buttons: <text:span text:style-name="T2">These have been changed for what is likely to be the final time. All buttons have a purpose now. Whether it be to reset the game, quit, or perform file options. They also share a space with a timer that is easy to see.</text:span></text:p>
      <text:p text:style-name="P1"/>
      <text:p text:style-name="P1">Sidebars: These have been subject to constant change. How they are colored, oriented, and what they should hold, has been a highly debated topic. We have settled on making these sidebars into translucent <text:s/>placeholders that serve as place to store J<text:span text:style-name="T1">L</text:span>abel puzzle pieces when not in use on the game bo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11:26:14.511032051</meta:creation-date>
    <dc:date>2020-05-06T11:36:11.474822504</dc:date>
    <meta:editing-duration>PT9M54S</meta:editing-duration>
    <meta:editing-cycles>6</meta:editing-cycles>
    <meta:generator>LibreOffice/5.2.7.2$Linux_X86_64 LibreOffice_project/20m0$Build-2</meta:generator>
    <meta:document-statistic meta:table-count="0" meta:image-count="0" meta:object-count="0" meta:page-count="1" meta:paragraph-count="8" meta:word-count="568" meta:character-count="3312" meta:non-whitespace-character-count="2748"/>
  </office:meta>
</office:document-meta>
</file>